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2.223cm"/>
    </style:style>
    <style:style style:name="Table1.B" style:family="table-column">
      <style:table-column-properties style:column-width="8.996cm"/>
    </style:style>
    <style:style style:name="Table1.C" style:family="table-column">
      <style:table-column-properties style:column-width="5.68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 officeooo:rsid="0019d0ae" officeooo:paragraph-rsid="0019d0ae"/>
    </style:style>
    <style:style style:name="P2" style:family="paragraph" style:parent-style-name="Table_20_Contents">
      <style:paragraph-properties fo:text-align="justify" style:justify-single-word="false"/>
      <style:text-properties style:font-name="Arial" fo:language="de" fo:country="DE" officeooo:rsid="0019d0ae" officeooo:paragraph-rsid="0019d0ae"/>
    </style:style>
    <style:style style:name="P3" style:family="paragraph" style:parent-style-name="Standard">
      <style:paragraph-properties fo:text-align="justify" style:justify-single-word="false"/>
      <style:text-properties style:font-name="Arial" fo:language="de" fo:country="DE"/>
    </style:style>
    <style:style style:name="P4" style:family="paragraph" style:parent-style-name="Standard">
      <style:paragraph-properties fo:text-align="justify" style:justify-single-word="false"/>
      <style:text-properties style:font-name="Arial" fo:language="de" fo:country="DE" officeooo:rsid="0019d0ae" officeooo:paragraph-rsid="0019d0ae"/>
    </style:style>
    <style:style style:name="P5" style:family="paragraph" style:parent-style-name="Heading_20_1">
      <style:paragraph-properties fo:text-align="center" style:justify-single-word="false"/>
      <style:text-properties fo:language="de" fo:country="DE"/>
    </style:style>
    <style:style style:name="T1" style:family="text">
      <style:text-properties officeooo:rsid="0019d0ae"/>
    </style:style>
    <style:style style:name="T2" style:family="text">
      <style:text-properties officeooo:rsid="001aca32"/>
    </style:style>
    <style:style style:name="T3" style:family="text">
      <style:text-properties officeooo:rsid="001d7d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nbetriebnahmeprotokoll</text:h>
      <text:p text:style-name="P3"/>
      <text:p text:style-name="P3">Protokollant: Florian Mros</text:p>
      <text:p text:style-name="P3"/>
      <text:p text:style-name="P3">Teilnehmer: Lennard Beckstein, <text:span text:style-name="T1">Melissa </text:span><text:span text:style-name="T2">Wildner</text:span></text:p>
      <text:p text:style-name="P3"/>
      <text:p text:style-name="P3">Datum: <text:span text:style-name="T1">26</text:span>.1<text:span text:style-name="T1">0</text:span>.2023</text:p>
      <text:p text:style-name="P3"/>
      <text:p text:style-name="P3">Zeit: 1<text:span text:style-name="T1">0</text:span>:<text:span text:style-name="T1">1</text:span>0 Uhr</text:p>
      <text:p text:style-name="P3"/>
      <text:p text:style-name="P3">Protokoll über die Inbetriebnahme des Joy-Pi-Koffers mit <text:span text:style-name="T3">einem erstellten </text:span>Python-Script, dass die Temperatur und die Luftfeuchtigkeit misst und diese auf der 7 Segment LED Anzeige darstellt.</text:p>
      <text:p text:style-name="P3"/>
      <text:p text:style-name="P3">Die Temperaturmessungen wurden auf ihre Richtigkeit <text:span text:style-name="T3">überprüft. D</text:span>urch den Vergleich mit dem ausgegebenen Wert und ob dieser einer durchschnittlichen Raumtemperatur entspricht. Des Weiteren wurde <text:span text:style-name="T1">durch das Anhauchen des Sensors, eine Änderung der Umgebung nachgestellt, auf welches der Sensor ebenfalls reagierte.</text:span></text:p>
      <text:p text:style-name="P3"/>
      <text:p text:style-name="P4">Dieselben Tests wurden auch dementsprechend mit dem Luftfeuchtigkeitssensor durchgeführt, um ebenfalls bei diesem einen vollen Funktionsumfang zu gewähren.</text:p>
      <text:p text:style-name="P4"/>
      <text:p text:style-name="P4">Um einen längeren Durchlauf zu simulieren, <text:span text:style-name="T3">wurden Messungen mit dem Sensor für 3 Minuten im Abstand von 20 Sekunden durchgeführt</text:span>.</text:p>
      <text:p text:style-name="P4"/>
      <text:p text:style-name="P4">Dies sind die Ergebnisse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Mess-Nr.</text:p>
          </table:table-cell>
          <table:table-cell table:style-name="Table1.A1" office:value-type="string">
            <text:p text:style-name="P2">Temperatur in °C</text:p>
          </table:table-cell>
          <table:table-cell table:style-name="Table1.C1" office:value-type="string">
            <text:p text:style-name="P1">Luftfeuchtigkeit in %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5.9</text:p>
          </table:table-cell>
          <table:table-cell table:style-name="Table1.C2" office:value-type="string">
            <text:p text:style-name="P1">43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5.9</text:p>
          </table:table-cell>
          <table:table-cell table:style-name="Table1.C2" office:value-type="string">
            <text:p text:style-name="P1">44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25.9</text:p>
          </table:table-cell>
          <table:table-cell table:style-name="Table1.C2" office:value-type="string">
            <text:p text:style-name="P1">43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26.0</text:p>
          </table:table-cell>
          <table:table-cell table:style-name="Table1.C2" office:value-type="string">
            <text:p text:style-name="P1">44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26.0</text:p>
          </table:table-cell>
          <table:table-cell table:style-name="Table1.C2" office:value-type="string">
            <text:p text:style-name="P1">44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25.9</text:p>
          </table:table-cell>
          <table:table-cell table:style-name="Table1.C2" office:value-type="string">
            <text:p text:style-name="P1">42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25.9</text:p>
          </table:table-cell>
          <table:table-cell table:style-name="Table1.C2" office:value-type="string">
            <text:p text:style-name="P1">42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25.9</text:p>
          </table:table-cell>
          <table:table-cell table:style-name="Table1.C2" office:value-type="string">
            <text:p text:style-name="P1">42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27.0</text:p>
          </table:table-cell>
          <table:table-cell table:style-name="Table1.C2" office:value-type="string">
            <text:p text:style-name="P1">95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27.0</text:p>
          </table:table-cell>
          <table:table-cell table:style-name="Table1.C2" office:value-type="string">
            <text:p text:style-name="P1">95</text:p>
          </table:table-cell>
        </table:table-row>
      </table:table>
      <text:p text:style-name="P4"/>
      <text:p text:style-name="P4">Bei de<text:span text:style-name="T3">n</text:span> letzten beiden Messungen wurde d<text:span text:style-name="T3">er Sensor angeh</text:span>auc<text:span text:style-name="T3">ht,</text:span> wodurch der DHT11 seinen maximalen Luftfeuchtigkeitswert <text:span text:style-name="T3">erreichte</text:span> <text:span text:style-name="T3">und die </text:span>Temperatur um 1°C <text:span text:style-name="T3">an</text:span>gestiegen ist.</text:p>
      <text:p text:style-name="P4"/>
      <text:p text:style-name="P4">Das Script hat erfolgreich funktioniert, da es die Temperatur und die Luftfeuchtigkeit <text:span text:style-name="T3">messen und darstellen konnte, </text:span>sowie deren Schwankungen anzeig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3:01:53.885711505</meta:creation-date>
    <dc:date>2023-11-01T15:20:31.961000000</dc:date>
    <meta:editing-duration>PT1H2M41S</meta:editing-duration>
    <meta:editing-cycles>4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45" meta:word-count="202" meta:character-count="1375" meta:non-whitespace-character-count="1218"/>
  </office:meta>
</office:document-meta>
</file>